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138in"/>
    </style:style>
    <style:style style:name="co2" style:family="table-column">
      <style:table-column-properties fo:break-before="auto" style:column-width="2.4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20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a5f5f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ackground-color="#fa5f5f" fo:border="0.74pt solid #000000"/>
      <style:text-properties style:text-outline="false" style:text-line-through-style="none" style:text-line-through-type="none" style:font-name="Liberation Sans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a5f5f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a5f5f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a5f5f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15" style:family="table-cell" style:parent-style-name="Default">
      <style:table-cell-properties fo:background-color="#fa5f5f" fo:border="0.74pt solid #000000"/>
      <style:text-properties style:text-outline="false" style:text-line-through-style="none" style:text-line-through-type="none" style:font-name="Liberation Sans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a5f5f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a5f5f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T2" style:family="text">
      <style:text-properties style:use-window-font-color="true" loext:opacity="0%" fo:font-size="12pt" fo:language="en" fo:country="US" style:text-underline-style="solid" style:text-underline-width="auto" style:text-underline-color="font-color" style:letter-kerning="true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fo:font-size="12pt" style:text-underline-style="solid" style:text-underline-width="auto" style:text-underline-color="font-color" style:letter-kerning="true" fo:language="en" fo:country="US" style:language-asian="zh" style:country-asian="CN" style:language-complex="hi" style:country-complex="IN" style:font-name-complex="Lohit Devanagari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1022" table:default-cell-style-name="ce13"/>
        <table:table-row table:style-name="ro1">
          <table:table-cell table:style-name="ce10" office:value-type="string" calcext:value-type="string" table:number-columns-spanned="2" table:number-rows-spanned="1">
            <text:p>EC2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How are Spot Instances billed 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pot Instances current spot prices x user-defined max spot pric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pot requests (One-time and Persistent Spot requests)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pot fleet for a set of spot instances and optionally on-demand instance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pot fleets allow us to automatically request spot instances with the lowest price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Placement groups (cluster, spread, partition)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Usage of Elastic Network Interfaces for failover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C2 Hibernate and storing RAM data on encrypted EBS volum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NI’s are bound to an AZ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2" office:value-type="string" calcext:value-type="string">
            <text:p>AMI creation proces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Instance store is ephemeral (dies when instance die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EBS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14" office:value-type="string" calcext:value-type="string">
            <text:p>Is a network driv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ulti-attach feature available for SAA level exam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und to a specific AZ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Delete on termination featur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oot volume Is deleted on termination by default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Any other volumes are not deleted on termination by default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napshots can be copied across Azs and region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BS Snapshot archiv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cycle bin for EBS Snapsnot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ast snapshot restor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gp2/gp3 volume typ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1/io2 and io2 block expres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1 volume typ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c1 volume typ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Only gp2/gp3 and io1/io2 can be used as boot volume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15" office:value-type="string" calcext:value-type="string">
            <text:p>gp2 has the size of the volume and IOPS linked, where gp3 can increase/decrease them <text:span text:style-name="T3">independently</text:span>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ulti-attach for io1/io2 family support a max number of 16 instance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How to create encrypted volume from an unencrypted on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BS snapshots use IO so they shouldn’t be used when the app is dealing with a lot of traffi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6" office:value-type="string" calcext:value-type="string">
            <text:p>Using EBS Multi-Attach, you can attach the same EBS volume to multiple EC2 instances in the same AZ. Each EC2 instance has full read/write permissions.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6" office:value-type="string" calcext:value-type="string">
            <text:p>Instance store achieves the highest IOPS?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6" office:value-type="string" calcext:value-type="string">
            <text:p>Migrate EBS Volume to another AZ by taking a snapshot and restoring it in another AZ</text:p>
          </table:table-cell>
          <table:table-cell table:style-name="ce1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EFS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its inside a security group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s regional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cales automatically, no capacity planning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Performance mode: General purpose or Max/IO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hroughput mode: Bursting or provisioned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nux only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FS-IA e ONE ZONE IA</text:p>
          </table:table-cell>
          <table:table-cell table:style-name="ce1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Load balancers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ALB: HTTP, HTTPS, WebSocket - 7th layer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LB: TCP, UDP, TLS - 4th layer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GLW: IP - 3rd layer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LB has one static IP per AZ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P’s for ALB, NLB and GLB need to be privat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GLB uses the GENEVE protocol on port 6081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icky session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Application cookie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Custom cookies 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Duration-based cookie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Cross-zone load balancing on x off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CZLB is enabled by default on ALB, no charges for inter-AZ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CZLB is disabled by default on NLB, with charges for inter-AZ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CZLB is disabled by default on GLB, no charges for inter-AZ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NI - Server Name Indication references the hability of a LB to hold multiple SSL certificates for multiple websites, and to direct the customer based on the hostnam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NI only works for ALB, NLB and CloudFront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Deregistration delay - Time until unhealthy instance dies. It waits for the actual requests to finish, and doesn’t accept new request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X-Forwarded-For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X-Forwarded-Port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X-Forwarded-Prot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7" office:value-type="string" calcext:value-type="string">
            <text:p>The following cookie names are reserved by the ELB (AWSALB, AWSALBAPP, AWSALBTG).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7" office:value-type="string" calcext:value-type="string">
            <text:p>the NLB supports HTTP health checks as well as TCP and HTTPS</text:p>
          </table:table-cell>
          <table:table-cell table:style-name="ce1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Auto scaling group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aunch templat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in/max/desired number of instance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caling police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Dynamic scaling policies (simple scaling, step scaling, target-tracking scaling)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Predictive scaling policie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cheduled action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caling cooldowns (ASG doesnt launch new instances if the scaling has been triggered recently)</text:p>
          </table:table-cell>
          <table:table-cell table:style-name="ce1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RDS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You can’t SSH into instance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Point in time restore for backup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ulti-AZ for?</text:p>
          </table:table-cell>
          <table:table-cell table:style-name="ce18" office:value-type="string" calcext:value-type="string">
            <text:p>High availability and disaster recover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ulti-Region for?</text:p>
          </table:table-cell>
          <table:table-cell table:style-name="ce18" office:value-type="string" calcext:value-type="string">
            <text:p>Disaster recover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ead-Replicas for?</text:p>
          </table:table-cell>
          <table:table-cell table:style-name="ce18" office:value-type="string" calcext:value-type="string">
            <text:p>Scalabilit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B Storage is backed up by EBS gp2 and io1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orage-auto scaling (remember Maximum Storage Threshold)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ad-Replicas can be promoted for original DB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ad replicas replication is asynchronou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ulti-AZ replication is synchronou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ingle AZ to Multi AZ consists in taking a snapshot and restoring it in another AZ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DS Custom is limited to RDS Oracle and Microsoft SQL Server to allow access to the underlying infrastructure and full admin acces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We still pay for stopped RDS database. If we plan to stop for a long time, snapshot &amp; restore is a better strategy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or automated backups, we can retain them for up to 35 day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or manual backups, we can retain them for as long as we want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On-prem to RDS: Store backup to S3 and restore it to an RDS instanc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DS Proxy to decrease DB resource utilization and enforce IAM authentication. RDS Proxy is NOT publicly accessibl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DS can have up to 5 read-replicas</text:p>
          </table:table-cell>
          <table:table-cell table:style-name="ce1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Aurora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orage automatically grows its storag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One Aurora instance takes write operations (Writer endpoint)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ny Aurora instances take read operations (Reader endpoint)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Writer endpoints and reader endpoints share a storage volume that expands from 10G to 128TB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ader endpoints have auto-scaling 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Custom endpoints to perform analytics or other operations in specific Aurora instance familie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rverless available with a Proxy Fleet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Aurora Multi-Master: Every node does R/W, for immediate failover of the writer-nod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Aurora Cross Region replication takes less than 1sec (Hint from exam to use Global Aurora)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Aurora Machine Learning allows us to leverage ML services for product recommendations and fraud analysi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On-prem to Aurora Cluster: Backup on-prem using Percona XtraBackup, store the file to S3, and restore it to an Aurora Cluster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Aurora Database Cloning</text:p>
          </table:table-cell>
          <table:table-cell table:style-name="ce1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ElastiCache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Cache hit/Cache mis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Use to store user session on cach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emcached has no replication, no persistance and no backup and restor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lastiCache does not support IAM auth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azy loading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Write through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ssion stor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dis Sorted Sets for uniqueness and element ordering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dis Auth is important!</text:p>
          </table:table-cell>
          <table:table-cell table:style-name="ce1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Route 53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Hosted Zone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DNS Record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cord types: A, AAAA, CNAME, N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8" office:value-type="string" calcext:value-type="string">
            <text:p>Maps DNS to IPv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AAA</text:p>
          </table:table-cell>
          <table:table-cell table:style-name="ce18" office:value-type="string" calcext:value-type="string">
            <text:p>Maps DNS to IPv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NAME</text:p>
          </table:table-cell>
          <table:table-cell table:style-name="ce18" office:value-type="string" calcext:value-type="string">
            <text:p>Maps DNS to DN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TL - Time that IP info of a DNS record stays cached in the client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CNAME can be used with other DNS provided, like mywebsite.com &gt; alb.aws-east-1.et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CNAME CANNOT be used for ROOT DOMAIN (hosted zone aka Zone Apex aka chosen fixed DNS)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ALIAS can be used for everything, but we CANT SET THE TTL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ALIAS is always A or AAAA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ALIAS CANNOT BE USED FOR EC2 DNS NAME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oute 53 healthchecks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oute 53 calculated health checks</text:p>
          </table:table-cell>
          <table:table-cell table:style-name="ce18"/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12:03:13.9737165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27:28.917430587</meta:creation-date>
    <dc:date>2022-12-21T02:43:34.817649322</dc:date>
    <meta:editing-duration>PT1H44M45S</meta:editing-duration>
    <meta:editing-cycles>11</meta:editing-cycles>
    <meta:generator>LibreOffice/7.3.7.2$Linux_X86_64 LibreOffice_project/30$Build-2</meta:generator>
    <meta:document-statistic meta:table-count="1" meta:cell-count="138" meta:object-count="0"/>
  </office:meta>
</office:document-meta>
</file>